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8.47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6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549cm"/>
    </style:style>
    <style:style style:name="co19" style:family="table-column">
      <style:table-column-properties fo:break-before="auto" style:column-width="8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-03-rea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17102042562" calcext:value-type="float">
            <text:p>1617102042562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3081" calcext:value-type="float">
            <text:p>161710204308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FusdXw4NQCRgd4aTIS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3332" calcext:value-type="float">
            <text:p>161710204333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8HTrrV46Zx7mJ2fyDB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3498" calcext:value-type="float">
            <text:p>16171020434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0" calcext:value-type="float">
            <text:p>16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Dla4ehEq5keRQAoy9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3655" calcext:value-type="float">
            <text:p>161710204365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76" calcext:value-type="float">
            <text:p>160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RR5hwz4Cy2Yg3kRYu6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3800" calcext:value-type="float">
            <text:p>16171020438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HhIAP0c2bT7zY657CQ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3938" calcext:value-type="float">
            <text:p>161710204393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3" calcext:value-type="float">
            <text:p>16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FTC44MU32YH8rAEQD6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4110" calcext:value-type="float">
            <text:p>161710204411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0" calcext:value-type="float">
            <text:p>160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OBdHcqnLqEtKr4Cy4Q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4258" calcext:value-type="float">
            <text:p>161710204425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HhIAP0c2bT7zY657CQ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4392" calcext:value-type="float">
            <text:p>161710204439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83" calcext:value-type="float">
            <text:p>160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3TwS1xnv4YnLEnPdLz2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4517" calcext:value-type="float">
            <text:p>161710204451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2" calcext:value-type="float">
            <text:p>763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ncyL9toZS5IH8puPxo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4703" calcext:value-type="float">
            <text:p>161710204470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4938" calcext:value-type="float">
            <text:p>161710204493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0" calcext:value-type="float">
            <text:p>16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Dla4ehEq5keRQAoy9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5086" calcext:value-type="float">
            <text:p>16171020450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R5eFb6wMNIliWZxee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5237" calcext:value-type="float">
            <text:p>161710204523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dNFQJPQUgmTUcD0o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5384" calcext:value-type="float">
            <text:p>161710204538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dNFQJPQUgmTUcD0o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5489" calcext:value-type="float">
            <text:p>161710204548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4" calcext:value-type="float">
            <text:p>39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xVgicKl70sH0M26hf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5795" calcext:value-type="float">
            <text:p>161710204579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313" calcext:value-type="float">
            <text:p>16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AfJ8i9ssKQt7hpvBQU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5927" calcext:value-type="float">
            <text:p>161710204592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3" calcext:value-type="float">
            <text:p>160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1l7u8izNYTbQ575ISK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6059" calcext:value-type="float">
            <text:p>161710204605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3" calcext:value-type="float">
            <text:p>76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8iuFiRtthMoomeGnLBT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6233" calcext:value-type="float">
            <text:p>161710204623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kcXY8G70ZOIab7a5uc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6360" calcext:value-type="float">
            <text:p>161710204636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6" calcext:value-type="float">
            <text:p>76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z6o256q4GPoTvWlSP2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6528" calcext:value-type="float">
            <text:p>161710204652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6725" calcext:value-type="float">
            <text:p>161710204672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1" calcext:value-type="float">
            <text:p>76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clFll4KMObDKbAq5vx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6922" calcext:value-type="float">
            <text:p>16171020469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FusdXw4NQCRgd4aTIS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7100" calcext:value-type="float">
            <text:p>1617102047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4" calcext:value-type="float">
            <text:p>39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xVgicKl70sH0M26hf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7270" calcext:value-type="float">
            <text:p>161710204727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1" calcext:value-type="float">
            <text:p>76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clFll4KMObDKbAq5vx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7445" calcext:value-type="float">
            <text:p>161710204744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HhIAP0c2bT7zY657CQ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7590" calcext:value-type="float">
            <text:p>161710204759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6" calcext:value-type="float">
            <text:p>39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F3CC8dvOyrOKoAXLe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7733" calcext:value-type="float">
            <text:p>161710204773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1" calcext:value-type="float">
            <text:p>16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A0wIpLVMGqb9JSVi47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7866" calcext:value-type="float">
            <text:p>161710204786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4" calcext:value-type="float">
            <text:p>763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8misSAjHepbIfLlvZ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8051" calcext:value-type="float">
            <text:p>161710204805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6" calcext:value-type="float">
            <text:p>76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z6o256q4GPoTvWlSP2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8215" calcext:value-type="float">
            <text:p>161710204821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yqQkoOVc7rmBjhDG2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8352" calcext:value-type="float">
            <text:p>161710204835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8532" calcext:value-type="float">
            <text:p>16171020485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03" calcext:value-type="float">
            <text:p>76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4lE3YEhm4zBClXfAdP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8724" calcext:value-type="float">
            <text:p>161710204872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8873" calcext:value-type="float">
            <text:p>161710204887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HhIAP0c2bT7zY657CQ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9021" calcext:value-type="float">
            <text:p>161710204902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5" calcext:value-type="float">
            <text:p>1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poko3QzKFohbLz37zS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9172" calcext:value-type="float">
            <text:p>161710204917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0" calcext:value-type="float">
            <text:p>160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OBdHcqnLqEtKr4Cy4Q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9305" calcext:value-type="float">
            <text:p>161710204930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1" calcext:value-type="float">
            <text:p>76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clFll4KMObDKbAq5vx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9497" calcext:value-type="float">
            <text:p>161710204949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45" calcext:value-type="float">
            <text:p>39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yr4CyJHbNXn9MB9na0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9682" calcext:value-type="float">
            <text:p>161710204968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03" calcext:value-type="float">
            <text:p>76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4lE3YEhm4zBClXfAdP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9830" calcext:value-type="float">
            <text:p>161710204983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bjqosrw8nWYtMYGgdw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9965" calcext:value-type="float">
            <text:p>161710204996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5" calcext:value-type="float">
            <text:p>1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poko3QzKFohbLz37zS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0080" calcext:value-type="float">
            <text:p>16171020500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0277" calcext:value-type="float">
            <text:p>161710205027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6" calcext:value-type="float">
            <text:p>76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z6o256q4GPoTvWlSP2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0449" calcext:value-type="float">
            <text:p>161710205044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2" calcext:value-type="float">
            <text:p>39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qkoA7pDAzd5MzuJItS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0626" calcext:value-type="float">
            <text:p>161710205062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45" calcext:value-type="float">
            <text:p>39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yr4CyJHbNXn9MB9na0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0776" calcext:value-type="float">
            <text:p>161710205077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ceTqrsCE1zDA6yPg1X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0951" calcext:value-type="float">
            <text:p>161710205095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1087" calcext:value-type="float">
            <text:p>161710205108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5" calcext:value-type="float">
            <text:p>1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poko3QzKFohbLz37zS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1210" calcext:value-type="float">
            <text:p>16171020512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dNFQJPQUgmTUcD0o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1332" calcext:value-type="float">
            <text:p>161710205133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4" calcext:value-type="float">
            <text:p>39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xVgicKl70sH0M26hf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1467" calcext:value-type="float">
            <text:p>161710205146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bjqosrw8nWYtMYGgdw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1599" calcext:value-type="float">
            <text:p>161710205159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AVkBzm2WE4i5yWuu4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1718" calcext:value-type="float">
            <text:p>16171020517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1896" calcext:value-type="float">
            <text:p>161710205189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46" calcext:value-type="float">
            <text:p>76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qUe1xv1e9YBnddvG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2083" calcext:value-type="float">
            <text:p>161710205208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46" calcext:value-type="float">
            <text:p>76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qUe1xv1e9YBnddvG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2194" calcext:value-type="float">
            <text:p>161710205219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6" calcext:value-type="float">
            <text:p>76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z6o256q4GPoTvWlSP2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2364" calcext:value-type="float">
            <text:p>161710205236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0" calcext:value-type="float">
            <text:p>160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OBdHcqnLqEtKr4Cy4Q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2491" calcext:value-type="float">
            <text:p>161710205249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83" calcext:value-type="float">
            <text:p>160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3TwS1xnv4YnLEnPdLz2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2630" calcext:value-type="float">
            <text:p>161710205263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9" calcext:value-type="float">
            <text:p>39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R9zewJKcNwP3R0gijD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2823" calcext:value-type="float">
            <text:p>161710205282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1" calcext:value-type="float">
            <text:p>16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A0wIpLVMGqb9JSVi47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2963" calcext:value-type="float">
            <text:p>16171020529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1" calcext:value-type="float">
            <text:p>16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A0wIpLVMGqb9JSVi47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3059" calcext:value-type="float">
            <text:p>161710205305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70" calcext:value-type="float">
            <text:p>160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AY1QhPENYeykObJOMJ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3193" calcext:value-type="float">
            <text:p>161710205319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0" calcext:value-type="float">
            <text:p>76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XPHczL7pX55Xh1t2o8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3367" calcext:value-type="float">
            <text:p>161710205336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3568" calcext:value-type="float">
            <text:p>161710205356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NX5XHFXBhxi14GxnbO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3709" calcext:value-type="float">
            <text:p>161710205370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yqQkoOVc7rmBjhDG2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3854" calcext:value-type="float">
            <text:p>161710205385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4003" calcext:value-type="float">
            <text:p>161710205400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8" calcext:value-type="float">
            <text:p>76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9gQoBpqRgCF8bQoeOr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4196" calcext:value-type="float">
            <text:p>16171020541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45" calcext:value-type="float">
            <text:p>39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yr4CyJHbNXn9MB9na0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4364" calcext:value-type="float">
            <text:p>16171020543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BkFZsjZzxAUJHSZ7Sf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4492" calcext:value-type="float">
            <text:p>16171020544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n6ved51FPPidm90cuJ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4626" calcext:value-type="float">
            <text:p>161710205462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dNFQJPQUgmTUcD0o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4735" calcext:value-type="float">
            <text:p>161710205473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7" calcext:value-type="float">
            <text:p>76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2F1A1ozas48LM1JM8V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4890" calcext:value-type="float">
            <text:p>16171020548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4" calcext:value-type="float">
            <text:p>39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xVgicKl70sH0M26hf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5020" calcext:value-type="float">
            <text:p>161710205502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5196" calcext:value-type="float">
            <text:p>161710205519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6" calcext:value-type="float">
            <text:p>39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F3CC8dvOyrOKoAXLe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5363" calcext:value-type="float">
            <text:p>161710205536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3" calcext:value-type="float">
            <text:p>16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FTC44MU32YH8rAEQD6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5490" calcext:value-type="float">
            <text:p>161710205549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8HTrrV46Zx7mJ2fyDB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5605" calcext:value-type="float">
            <text:p>16171020556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FusdXw4NQCRgd4aTIS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5767" calcext:value-type="float">
            <text:p>161710205576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7L6wOJNsnMnFXULZNn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5887" calcext:value-type="float">
            <text:p>161710205588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bjqosrw8nWYtMYGgdw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5998" calcext:value-type="float">
            <text:p>16171020559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bjqosrw8nWYtMYGgdw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6110" calcext:value-type="float">
            <text:p>161710205611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7" calcext:value-type="float">
            <text:p>76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2F1A1ozas48LM1JM8V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6272" calcext:value-type="float">
            <text:p>161710205627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46" calcext:value-type="float">
            <text:p>76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qUe1xv1e9YBnddvG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6434" calcext:value-type="float">
            <text:p>16171020564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bjqosrw8nWYtMYGgdw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6559" calcext:value-type="float">
            <text:p>161710205655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6737" calcext:value-type="float">
            <text:p>161710205673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33" calcext:value-type="float">
            <text:p>76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58ptzNTLnTD7dAvP7o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6908" calcext:value-type="float">
            <text:p>161710205690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49" calcext:value-type="float">
            <text:p>39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fxWz52QEEc97NAoGTz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7058" calcext:value-type="float">
            <text:p>161710205705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R5eFb6wMNIliWZxee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7190" calcext:value-type="float">
            <text:p>16171020571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HhIAP0c2bT7zY657CQ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7311" calcext:value-type="float">
            <text:p>16171020573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2" calcext:value-type="float">
            <text:p>39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qkoA7pDAzd5MzuJItS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7448" calcext:value-type="float">
            <text:p>161710205744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yqQkoOVc7rmBjhDG2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7578" calcext:value-type="float">
            <text:p>161710205757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bjqosrw8nWYtMYGgdw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7703" calcext:value-type="float">
            <text:p>16171020577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7" calcext:value-type="float">
            <text:p>76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2F1A1ozas48LM1JM8V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7861" calcext:value-type="float">
            <text:p>161710205786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8HTrrV46Zx7mJ2fyDB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7974" calcext:value-type="float">
            <text:p>161710205797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NX5XHFXBhxi14GxnbO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8085" calcext:value-type="float">
            <text:p>161710205808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8251" calcext:value-type="float">
            <text:p>161710205825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6" calcext:value-type="float">
            <text:p>160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9uZHqouz2kFiliQrWQ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8379" calcext:value-type="float">
            <text:p>161710205837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6" calcext:value-type="float">
            <text:p>160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9uZHqouz2kFiliQrWQ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8478" calcext:value-type="float">
            <text:p>161710205847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12JW04h9i3RF6JXjxZ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8597" calcext:value-type="float">
            <text:p>16171020585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70" calcext:value-type="float">
            <text:p>160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AY1QhPENYeykObJOMJ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8725" calcext:value-type="float">
            <text:p>161710205872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2" calcext:value-type="float">
            <text:p>39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qkoA7pDAzd5MzuJItS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8889" calcext:value-type="float">
            <text:p>16171020588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3" calcext:value-type="float">
            <text:p>76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8iuFiRtthMoomeGnLBT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9042" calcext:value-type="float">
            <text:p>161710205904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BkFZsjZzxAUJHSZ7Sf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9180" calcext:value-type="float">
            <text:p>16171020591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9296" calcext:value-type="float">
            <text:p>161710205929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6" calcext:value-type="float">
            <text:p>160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9uZHqouz2kFiliQrWQ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9396" calcext:value-type="float">
            <text:p>161710205939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n6ved51FPPidm90cuJ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9506" calcext:value-type="float">
            <text:p>161710205950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9673" calcext:value-type="float">
            <text:p>16171020596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6" calcext:value-type="float">
            <text:p>160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9uZHqouz2kFiliQrWQ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9807" calcext:value-type="float">
            <text:p>16171020598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79" calcext:value-type="float">
            <text:p>391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NLQdT1yBKKGpTNTxBfp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9959" calcext:value-type="float">
            <text:p>161710205995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49" calcext:value-type="float">
            <text:p>39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fxWz52QEEc97NAoGTz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0109" calcext:value-type="float">
            <text:p>161710206010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0" calcext:value-type="float">
            <text:p>16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Dla4ehEq5keRQAoy9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0235" calcext:value-type="float">
            <text:p>16171020602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2" calcext:value-type="float">
            <text:p>763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ncyL9toZS5IH8puPxo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0390" calcext:value-type="float">
            <text:p>161710206039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AVkBzm2WE4i5yWuu4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0507" calcext:value-type="float">
            <text:p>161710206050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7" calcext:value-type="float">
            <text:p>39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325CZcV7cR6xXuGHemI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0646" calcext:value-type="float">
            <text:p>161710206064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6" calcext:value-type="float">
            <text:p>39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F3CC8dvOyrOKoAXLe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0792" calcext:value-type="float">
            <text:p>161710206079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3" calcext:value-type="float">
            <text:p>16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FTC44MU32YH8rAEQD6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0912" calcext:value-type="float">
            <text:p>16171020609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HhIAP0c2bT7zY657CQ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1027" calcext:value-type="float">
            <text:p>16171020610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1194" calcext:value-type="float">
            <text:p>161710206119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8HTrrV46Zx7mJ2fyDB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1334" calcext:value-type="float">
            <text:p>161710206133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9" calcext:value-type="float">
            <text:p>39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R9zewJKcNwP3R0gijD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1500" calcext:value-type="float">
            <text:p>16171020615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49" calcext:value-type="float">
            <text:p>39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fxWz52QEEc97NAoGTz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1655" calcext:value-type="float">
            <text:p>161710206165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2" calcext:value-type="float">
            <text:p>763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ncyL9toZS5IH8puPxo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1841" calcext:value-type="float">
            <text:p>161710206184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ceTqrsCE1zDA6yPg1X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2018" calcext:value-type="float">
            <text:p>161710206201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9" calcext:value-type="float">
            <text:p>39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R9zewJKcNwP3R0gijD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2147" calcext:value-type="float">
            <text:p>161710206214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7" calcext:value-type="float">
            <text:p>76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2F1A1ozas48LM1JM8V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2306" calcext:value-type="float">
            <text:p>16171020623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6" calcext:value-type="float">
            <text:p>39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F3CC8dvOyrOKoAXLe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2451" calcext:value-type="float">
            <text:p>161710206245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3" calcext:value-type="float">
            <text:p>76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8iuFiRtthMoomeGnLBT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2631" calcext:value-type="float">
            <text:p>16171020626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3" calcext:value-type="float">
            <text:p>160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1l7u8izNYTbQ575ISK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2750" calcext:value-type="float">
            <text:p>161710206275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2929" calcext:value-type="float">
            <text:p>161710206292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ceTqrsCE1zDA6yPg1X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3103" calcext:value-type="float">
            <text:p>161710206310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3" calcext:value-type="float">
            <text:p>16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FTC44MU32YH8rAEQD6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3240" calcext:value-type="float">
            <text:p>161710206324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49" calcext:value-type="float">
            <text:p>39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fxWz52QEEc97NAoGTz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3389" calcext:value-type="float">
            <text:p>161710206338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33" calcext:value-type="float">
            <text:p>76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58ptzNTLnTD7dAvP7o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3555" calcext:value-type="float">
            <text:p>161710206355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6" calcext:value-type="float">
            <text:p>76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z6o256q4GPoTvWlSP2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3713" calcext:value-type="float">
            <text:p>161710206371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2" calcext:value-type="float">
            <text:p>16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COHBf4BzDb15kSAbNg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3831" calcext:value-type="float">
            <text:p>16171020638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1" calcext:value-type="float">
            <text:p>16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A0wIpLVMGqb9JSVi47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3948" calcext:value-type="float">
            <text:p>161710206394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5" calcext:value-type="float">
            <text:p>1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poko3QzKFohbLz37zS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4066" calcext:value-type="float">
            <text:p>161710206406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12JW04h9i3RF6JXjxZ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4182" calcext:value-type="float">
            <text:p>161710206418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70" calcext:value-type="float">
            <text:p>160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AY1QhPENYeykObJOMJ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4299" calcext:value-type="float">
            <text:p>161710206429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4487" calcext:value-type="float">
            <text:p>161710206448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NX5XHFXBhxi14GxnbO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4617" calcext:value-type="float">
            <text:p>16171020646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8" calcext:value-type="float">
            <text:p>76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9gQoBpqRgCF8bQoeOr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4775" calcext:value-type="float">
            <text:p>161710206477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46" calcext:value-type="float">
            <text:p>76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qUe1xv1e9YBnddvG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4940" calcext:value-type="float">
            <text:p>16171020649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7" calcext:value-type="float">
            <text:p>76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2F1A1ozas48LM1JM8V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5115" calcext:value-type="float">
            <text:p>161710206511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8" calcext:value-type="float">
            <text:p>76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9gQoBpqRgCF8bQoeOr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5264" calcext:value-type="float">
            <text:p>161710206526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AVkBzm2WE4i5yWuu4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5395" calcext:value-type="float">
            <text:p>161710206539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70" calcext:value-type="float">
            <text:p>160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AY1QhPENYeykObJOMJ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5541" calcext:value-type="float">
            <text:p>161710206554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ceTqrsCE1zDA6yPg1X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5696" calcext:value-type="float">
            <text:p>16171020656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0" calcext:value-type="float">
            <text:p>160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OBdHcqnLqEtKr4Cy4Q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5816" calcext:value-type="float">
            <text:p>16171020658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FusdXw4NQCRgd4aTIS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5979" calcext:value-type="float">
            <text:p>161710206597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6160" calcext:value-type="float">
            <text:p>1617102066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ceTqrsCE1zDA6yPg1X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6346" calcext:value-type="float">
            <text:p>16171020663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R5eFb6wMNIliWZxee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6471" calcext:value-type="float">
            <text:p>161710206647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NX5XHFXBhxi14GxnbO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6594" calcext:value-type="float">
            <text:p>161710206659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2" calcext:value-type="float">
            <text:p>16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COHBf4BzDb15kSAbNg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6720" calcext:value-type="float">
            <text:p>16171020667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dNFQJPQUgmTUcD0o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6834" calcext:value-type="float">
            <text:p>16171020668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6" calcext:value-type="float">
            <text:p>39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F3CC8dvOyrOKoAXLe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6980" calcext:value-type="float">
            <text:p>16171020669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R5eFb6wMNIliWZxee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7097" calcext:value-type="float">
            <text:p>161710206709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9" calcext:value-type="float">
            <text:p>39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R9zewJKcNwP3R0gijD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7223" calcext:value-type="float">
            <text:p>161710206722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2" calcext:value-type="float">
            <text:p>763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ncyL9toZS5IH8puPxo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7373" calcext:value-type="float">
            <text:p>161710206737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9" calcext:value-type="float">
            <text:p>39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R9zewJKcNwP3R0gijD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7493" calcext:value-type="float">
            <text:p>161710206749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7666" calcext:value-type="float">
            <text:p>161710206766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9" calcext:value-type="float">
            <text:p>160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5poGGwDQ6AJ9tfSKeaY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7801" calcext:value-type="float">
            <text:p>16171020678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7L6wOJNsnMnFXULZNn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7939" calcext:value-type="float">
            <text:p>161710206793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FusdXw4NQCRgd4aTIS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8105" calcext:value-type="float">
            <text:p>1617102068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46" calcext:value-type="float">
            <text:p>76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qUe1xv1e9YBnddvG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8262" calcext:value-type="float">
            <text:p>161710206826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AVkBzm2WE4i5yWuu4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8386" calcext:value-type="float">
            <text:p>161710206838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3" calcext:value-type="float">
            <text:p>16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FTC44MU32YH8rAEQD6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8503" calcext:value-type="float">
            <text:p>16171020685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2" calcext:value-type="float">
            <text:p>763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ncyL9toZS5IH8puPxo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8656" calcext:value-type="float">
            <text:p>161710206865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1" calcext:value-type="float">
            <text:p>76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clFll4KMObDKbAq5vx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8809" calcext:value-type="float">
            <text:p>161710206880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12JW04h9i3RF6JXjxZ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8936" calcext:value-type="float">
            <text:p>161710206893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NX5XHFXBhxi14GxnbO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9046" calcext:value-type="float">
            <text:p>161710206904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9223" calcext:value-type="float">
            <text:p>161710206922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NX5XHFXBhxi14GxnbO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9373" calcext:value-type="float">
            <text:p>161710206937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ceTqrsCE1zDA6yPg1X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9536" calcext:value-type="float">
            <text:p>161710206953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8HTrrV46Zx7mJ2fyDB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9661" calcext:value-type="float">
            <text:p>161710206966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0" calcext:value-type="float">
            <text:p>16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Dla4ehEq5keRQAoy9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9784" calcext:value-type="float">
            <text:p>161710206978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79" calcext:value-type="float">
            <text:p>391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NLQdT1yBKKGpTNTxBfp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9952" calcext:value-type="float">
            <text:p>161710206995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33" calcext:value-type="float">
            <text:p>76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58ptzNTLnTD7dAvP7o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0108" calcext:value-type="float">
            <text:p>161710207010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03" calcext:value-type="float">
            <text:p>76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4lE3YEhm4zBClXfAdP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0265" calcext:value-type="float">
            <text:p>16171020702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79" calcext:value-type="float">
            <text:p>391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NLQdT1yBKKGpTNTxBfp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0391" calcext:value-type="float">
            <text:p>161710207039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4" calcext:value-type="float">
            <text:p>763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8misSAjHepbIfLlvZ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0550" calcext:value-type="float">
            <text:p>16171020705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9" calcext:value-type="float">
            <text:p>39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R9zewJKcNwP3R0gijD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0682" calcext:value-type="float">
            <text:p>161710207068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0849" calcext:value-type="float">
            <text:p>161710207084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313" calcext:value-type="float">
            <text:p>16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AfJ8i9ssKQt7hpvBQU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0994" calcext:value-type="float">
            <text:p>161710207099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R5eFb6wMNIliWZxee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1118" calcext:value-type="float">
            <text:p>161710207111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kcXY8G70ZOIab7a5uc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1245" calcext:value-type="float">
            <text:p>16171020712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yqQkoOVc7rmBjhDG2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1364" calcext:value-type="float">
            <text:p>16171020713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2" calcext:value-type="float">
            <text:p>16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COHBf4BzDb15kSAbNg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1485" calcext:value-type="float">
            <text:p>16171020714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yqQkoOVc7rmBjhDG2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1597" calcext:value-type="float">
            <text:p>161710207159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4" calcext:value-type="float">
            <text:p>763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8misSAjHepbIfLlvZ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1763" calcext:value-type="float">
            <text:p>161710207176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9" calcext:value-type="float">
            <text:p>39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R9zewJKcNwP3R0gijD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1912" calcext:value-type="float">
            <text:p>16171020719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33" calcext:value-type="float">
            <text:p>76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58ptzNTLnTD7dAvP7o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2062" calcext:value-type="float">
            <text:p>16171020720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0" calcext:value-type="float">
            <text:p>76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XPHczL7pX55Xh1t2o8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2226" calcext:value-type="float">
            <text:p>161710207222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2412" calcext:value-type="float">
            <text:p>161710207241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46" calcext:value-type="float">
            <text:p>76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qUe1xv1e9YBnddvG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2592" calcext:value-type="float">
            <text:p>161710207259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bjqosrw8nWYtMYGgdw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2723" calcext:value-type="float">
            <text:p>161710207272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8" calcext:value-type="float">
            <text:p>76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9gQoBpqRgCF8bQoeOr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2880" calcext:value-type="float">
            <text:p>16171020728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12JW04h9i3RF6JXjxZ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3010" calcext:value-type="float">
            <text:p>161710207301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R5eFb6wMNIliWZxee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3139" calcext:value-type="float">
            <text:p>161710207313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81" calcext:value-type="float">
            <text:p>160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B4RFJt1dpBv99UoW0CZ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3255" calcext:value-type="float">
            <text:p>161710207325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dNFQJPQUgmTUcD0o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3371" calcext:value-type="float">
            <text:p>161710207337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R5eFb6wMNIliWZxee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3468" calcext:value-type="float">
            <text:p>16171020734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7" calcext:value-type="float">
            <text:p>76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2F1A1ozas48LM1JM8V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3625" calcext:value-type="float">
            <text:p>161710207362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8" calcext:value-type="float">
            <text:p>76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9gQoBpqRgCF8bQoeOr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3778" calcext:value-type="float">
            <text:p>161710207377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3961" calcext:value-type="float">
            <text:p>161710207396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33" calcext:value-type="float">
            <text:p>76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58ptzNTLnTD7dAvP7o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4167" calcext:value-type="float">
            <text:p>161710207416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2" calcext:value-type="float">
            <text:p>39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qkoA7pDAzd5MzuJItS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4357" calcext:value-type="float">
            <text:p>161710207435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9" calcext:value-type="float">
            <text:p>39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R9zewJKcNwP3R0gijD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4490" calcext:value-type="float">
            <text:p>161710207449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12JW04h9i3RF6JXjxZ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4624" calcext:value-type="float">
            <text:p>161710207462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313" calcext:value-type="float">
            <text:p>16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AfJ8i9ssKQt7hpvBQU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4746" calcext:value-type="float">
            <text:p>161710207474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dNFQJPQUgmTUcD0o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4860" calcext:value-type="float">
            <text:p>161710207486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4" calcext:value-type="float">
            <text:p>39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xVgicKl70sH0M26hf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5001" calcext:value-type="float">
            <text:p>161710207500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1" calcext:value-type="float">
            <text:p>16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A0wIpLVMGqb9JSVi47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5122" calcext:value-type="float">
            <text:p>16171020751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FusdXw4NQCRgd4aTIS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5266" calcext:value-type="float">
            <text:p>161710207526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BkFZsjZzxAUJHSZ7Sf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2:.B221])" office:value-type="float" office:value="107.118181818182" calcext:value-type="float">
            <text:p>107,118181818182</text:p>
          </table:table-cell>
          <table:table-cell table:number-columns-repeated="15"/>
        </table:table-row>
      </table:table>
      <table:table table:name="bench-03-vuejs" table:style-name="ta1">
        <table:shapes>
          <draw:frame draw:z-index="0" draw:style-name="gr1" draw:text-style-name="P1" svg:width="23.683cm" svg:height="15.353cm" svg:x="5.962cm" svg:y="0.106cm">
            <draw:object draw:notify-on-update-of-ranges="'bench-03-vuejs'.B1:'bench-03-vuejs'.B1 'bench-03-vuejs'.B2:'bench-03-vuejs'.B221 'bench-03-vuejs'.C1:'bench-03-vuejs'.C1 'bench-03-vuejs'.C2:'bench-03-vuejs'.C2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vuejs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17102438181" calcext:value-type="float">
            <text:p>1617102438181</text:p>
          </table:table-cell>
          <table:table-cell office:value-type="float" office:value="95" calcext:value-type="float">
            <text:p>9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hmWTnYRlgrz5rruH8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8349" calcext:value-type="float">
            <text:p>1617102438349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85" calcext:value-type="float">
            <text:p>74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Sy7NBEDYrAhOzXU0ZO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8449" calcext:value-type="float">
            <text:p>1617102438449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nQYzZsvBb2FbNb1Mbw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8549" calcext:value-type="float">
            <text:p>1617102438549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9" calcext:value-type="float">
            <text:p>139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p3K6PAfget9s39KAzs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8643" calcext:value-type="float">
            <text:p>1617102438643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nRCZvt3C51O5PEG3Zh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8751" calcext:value-type="float">
            <text:p>1617102438751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5" calcext:value-type="float">
            <text:p>74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6sBkeK4yGHNJcGD8p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8903" calcext:value-type="float">
            <text:p>1617102438903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19" calcext:value-type="float">
            <text:p>37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gYwLiQyZ2taMFAjWzZ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9190" calcext:value-type="float">
            <text:p>1617102439190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PpB5lpBT2NyquREjE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9333" calcext:value-type="float">
            <text:p>161710243933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7" calcext:value-type="float">
            <text:p>37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4H09hCraglapY5Vog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9451" calcext:value-type="float">
            <text:p>1617102439451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5" calcext:value-type="float">
            <text:p>36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2NLQslVpiL3VwFR4MN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9594" calcext:value-type="float">
            <text:p>1617102439594</text:p>
          </table:table-cell>
          <table:table-cell office:value-type="float" office:value="132" calcext:value-type="float">
            <text:p>13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9757" calcext:value-type="float">
            <text:p>1617102439757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5" calcext:value-type="float">
            <text:p>138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GMOk57zK9QzXHVHO6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9847" calcext:value-type="float">
            <text:p>1617102439847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43" calcext:value-type="float">
            <text:p>370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B48rR8V2PrSu62STqgo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9982" calcext:value-type="float">
            <text:p>1617102439982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6" calcext:value-type="float">
            <text:p>74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Bj6IkpffjcAP0OmBKDm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0127" calcext:value-type="float">
            <text:p>1617102440127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PpB5lpBT2NyquREjE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0228" calcext:value-type="float">
            <text:p>1617102440228</text:p>
          </table:table-cell>
          <table:table-cell office:value-type="float" office:value="65" calcext:value-type="float">
            <text:p>6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5" calcext:value-type="float">
            <text:p>74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6sBkeK4yGHNJcGD8p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0332" calcext:value-type="float">
            <text:p>1617102440332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85" calcext:value-type="float">
            <text:p>74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Sy7NBEDYrAhOzXU0ZO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0450" calcext:value-type="float">
            <text:p>1617102440450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13" calcext:value-type="float">
            <text:p>37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ldbZIsQdLRSf5YKn5n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0584" calcext:value-type="float">
            <text:p>1617102440584</text:p>
          </table:table-cell>
          <table:table-cell office:value-type="float" office:value="73" calcext:value-type="float">
            <text:p>7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8" calcext:value-type="float">
            <text:p>36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GCQxmzp9Oy5oCz0OS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0691" calcext:value-type="float">
            <text:p>1617102440691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9" calcext:value-type="float">
            <text:p>13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eYtODOetmCPWMqi2ze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0794" calcext:value-type="float">
            <text:p>1617102440794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4" calcext:value-type="float">
            <text:p>139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3nL2KdFURHiBRTDNufY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0914" calcext:value-type="float">
            <text:p>1617102440914</text:p>
          </table:table-cell>
          <table:table-cell office:value-type="float" office:value="142" calcext:value-type="float">
            <text:p>14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1091" calcext:value-type="float">
            <text:p>1617102441091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1" calcext:value-type="float">
            <text:p>14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jbPijIPY4VagAetzx8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1207" calcext:value-type="float">
            <text:p>1617102441207</text:p>
          </table:table-cell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8" calcext:value-type="float">
            <text:p>36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GCQxmzp9Oy5oCz0OS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1358" calcext:value-type="float">
            <text:p>1617102441358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4" calcext:value-type="float">
            <text:p>138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kiRHAbTXExI0rWtsEc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1477" calcext:value-type="float">
            <text:p>1617102441477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hmWTnYRlgrz5rruH8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1609" calcext:value-type="float">
            <text:p>1617102441609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2" calcext:value-type="float">
            <text:p>74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c7d14dk3Lv7vNjVfZU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1710" calcext:value-type="float">
            <text:p>1617102441710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4" calcext:value-type="float">
            <text:p>74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r1SAqRVyXlxgvs2sxR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1820" calcext:value-type="float">
            <text:p>1617102441820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4" calcext:value-type="float">
            <text:p>138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kiRHAbTXExI0rWtsEc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1931" calcext:value-type="float">
            <text:p>1617102441931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9" calcext:value-type="float">
            <text:p>74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U77NyaXizXOef0lXzc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2093" calcext:value-type="float">
            <text:p>1617102442093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0" calcext:value-type="float">
            <text:p>7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clJ0uqDxMaqBnX2nkY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2227" calcext:value-type="float">
            <text:p>161710244222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9" calcext:value-type="float">
            <text:p>139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p3K6PAfget9s39KAzs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2366" calcext:value-type="float">
            <text:p>1617102442366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2550" calcext:value-type="float">
            <text:p>1617102442550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hBoHlA1gkS5gyNBtr2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2665" calcext:value-type="float">
            <text:p>1617102442665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7" calcext:value-type="float">
            <text:p>741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P72BKpuCJMi3drGBxe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2814" calcext:value-type="float">
            <text:p>1617102442814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85" calcext:value-type="float">
            <text:p>74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Sy7NBEDYrAhOzXU0ZO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2947" calcext:value-type="float">
            <text:p>1617102442947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2" calcext:value-type="float">
            <text:p>74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c7d14dk3Lv7vNjVfZU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3072" calcext:value-type="float">
            <text:p>1617102443072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5" calcext:value-type="float">
            <text:p>74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6sBkeK4yGHNJcGD8p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3203" calcext:value-type="float">
            <text:p>1617102443203</text:p>
          </table:table-cell>
          <table:table-cell office:value-type="float" office:value="76" calcext:value-type="float">
            <text:p>7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MYzrmwprGsRWxDGBQT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3316" calcext:value-type="float">
            <text:p>161710244331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0" calcext:value-type="float">
            <text:p>7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clJ0uqDxMaqBnX2nkY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3478" calcext:value-type="float">
            <text:p>1617102443478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3" calcext:value-type="float">
            <text:p>74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BEKv2654v4JAMlJAFV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3605" calcext:value-type="float">
            <text:p>1617102443605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4" calcext:value-type="float">
            <text:p>37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F0bftpfjUwnyEBruIS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3739" calcext:value-type="float">
            <text:p>161710244373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pgqhCSU9S324w85SUj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3838" calcext:value-type="float">
            <text:p>161710244383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002" calcext:value-type="float">
            <text:p>1617102444002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4" calcext:value-type="float">
            <text:p>14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O545gR4JjeeWrnjc1u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103" calcext:value-type="float">
            <text:p>1617102444103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4" calcext:value-type="float">
            <text:p>138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kiRHAbTXExI0rWtsEc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194" calcext:value-type="float">
            <text:p>1617102444194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0" calcext:value-type="float">
            <text:p>7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clJ0uqDxMaqBnX2nkY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322" calcext:value-type="float">
            <text:p>1617102444322</text:p>
          </table:table-cell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hmWTnYRlgrz5rruH8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443" calcext:value-type="float">
            <text:p>161710244444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4" calcext:value-type="float">
            <text:p>37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F0bftpfjUwnyEBruIS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583" calcext:value-type="float">
            <text:p>1617102444583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0" calcext:value-type="float">
            <text:p>7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clJ0uqDxMaqBnX2nkY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701" calcext:value-type="float">
            <text:p>1617102444701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hBoHlA1gkS5gyNBtr2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816" calcext:value-type="float">
            <text:p>1617102444816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pgqhCSU9S324w85SUj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943" calcext:value-type="float">
            <text:p>1617102444943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5" calcext:value-type="float">
            <text:p>36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9XYlrKiT8Gz6Q6GRACx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5088" calcext:value-type="float">
            <text:p>1617102445088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9" calcext:value-type="float">
            <text:p>13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eYtODOetmCPWMqi2ze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5204" calcext:value-type="float">
            <text:p>1617102445204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5371" calcext:value-type="float">
            <text:p>1617102445371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19" calcext:value-type="float">
            <text:p>37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gYwLiQyZ2taMFAjWzZ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5502" calcext:value-type="float">
            <text:p>1617102445502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qP1KzHGaueFr1VgSCq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5614" calcext:value-type="float">
            <text:p>1617102445614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5" calcext:value-type="float">
            <text:p>36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2NLQslVpiL3VwFR4MN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5750" calcext:value-type="float">
            <text:p>1617102445750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7" calcext:value-type="float">
            <text:p>37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4H09hCraglapY5Vog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5861" calcext:value-type="float">
            <text:p>1617102445861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43" calcext:value-type="float">
            <text:p>370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B48rR8V2PrSu62STqgo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5962" calcext:value-type="float">
            <text:p>1617102445962</text:p>
          </table:table-cell>
          <table:table-cell office:value-type="float" office:value="67" calcext:value-type="float">
            <text:p>6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nQYzZsvBb2FbNb1Mbw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6056" calcext:value-type="float">
            <text:p>1617102446056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PpB5lpBT2NyquREjE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6191" calcext:value-type="float">
            <text:p>1617102446191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hmWTnYRlgrz5rruH8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6312" calcext:value-type="float">
            <text:p>1617102446312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6438" calcext:value-type="float">
            <text:p>1617102446438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9" calcext:value-type="float">
            <text:p>13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eYtODOetmCPWMqi2ze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6551" calcext:value-type="float">
            <text:p>1617102446551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6707" calcext:value-type="float">
            <text:p>1617102446707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nQYzZsvBb2FbNb1Mbw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6829" calcext:value-type="float">
            <text:p>1617102446829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0" calcext:value-type="float">
            <text:p>7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clJ0uqDxMaqBnX2nkY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6990" calcext:value-type="float">
            <text:p>161710244699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5" calcext:value-type="float">
            <text:p>138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GMOk57zK9QzXHVHO6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7118" calcext:value-type="float">
            <text:p>1617102447118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1" calcext:value-type="float">
            <text:p>139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mdi911l1moViZRElhg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7215" calcext:value-type="float">
            <text:p>161710244721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5" calcext:value-type="float">
            <text:p>36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2NLQslVpiL3VwFR4MN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7367" calcext:value-type="float">
            <text:p>1617102447367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qP1KzHGaueFr1VgSCq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7491" calcext:value-type="float">
            <text:p>16171024474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7617" calcext:value-type="float">
            <text:p>1617102447617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13" calcext:value-type="float">
            <text:p>37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ldbZIsQdLRSf5YKn5n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7744" calcext:value-type="float">
            <text:p>1617102447744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nQYzZsvBb2FbNb1Mbw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7851" calcext:value-type="float">
            <text:p>1617102447851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85" calcext:value-type="float">
            <text:p>74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Sy7NBEDYrAhOzXU0ZO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8009" calcext:value-type="float">
            <text:p>1617102448009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8181" calcext:value-type="float">
            <text:p>1617102448181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8" calcext:value-type="float">
            <text:p>36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GCQxmzp9Oy5oCz0OS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8325" calcext:value-type="float">
            <text:p>1617102448325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nRCZvt3C51O5PEG3Zh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8441" calcext:value-type="float">
            <text:p>1617102448441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5" calcext:value-type="float">
            <text:p>1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C7n9rmF8O9PBNgLZfd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8553" calcext:value-type="float">
            <text:p>1617102448553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5" calcext:value-type="float">
            <text:p>36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2NLQslVpiL3VwFR4MN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8679" calcext:value-type="float">
            <text:p>1617102448679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9" calcext:value-type="float">
            <text:p>74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U77NyaXizXOef0lXzc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8827" calcext:value-type="float">
            <text:p>1617102448827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9" calcext:value-type="float">
            <text:p>74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U77NyaXizXOef0lXzc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8918" calcext:value-type="float">
            <text:p>1617102448918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1" calcext:value-type="float">
            <text:p>139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mdi911l1moViZRElhg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9038" calcext:value-type="float">
            <text:p>1617102449038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2" calcext:value-type="float">
            <text:p>74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VguiYxJNUES5CewNvb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9189" calcext:value-type="float">
            <text:p>1617102449189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gtQ8AGHwUKcIUbdQpl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9320" calcext:value-type="float">
            <text:p>1617102449320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gtQ8AGHwUKcIUbdQpl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9392" calcext:value-type="float">
            <text:p>1617102449392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9546" calcext:value-type="float">
            <text:p>1617102449546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9q2ViRd1xtafifni4i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9660" calcext:value-type="float">
            <text:p>1617102449660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7" calcext:value-type="float">
            <text:p>37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4H09hCraglapY5Vog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9800" calcext:value-type="float">
            <text:p>1617102449800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5" calcext:value-type="float">
            <text:p>14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lSC2gYf35c9lgoLRad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9934" calcext:value-type="float">
            <text:p>1617102449934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KB5KUgpAwncZD62eb8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0032" calcext:value-type="float">
            <text:p>1617102450032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13" calcext:value-type="float">
            <text:p>37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ldbZIsQdLRSf5YKn5n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0153" calcext:value-type="float">
            <text:p>1617102450153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6" calcext:value-type="float">
            <text:p>74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LmVckYHX7Wv3I9N8oE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0307" calcext:value-type="float">
            <text:p>1617102450307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5" calcext:value-type="float">
            <text:p>14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lSC2gYf35c9lgoLRad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0417" calcext:value-type="float">
            <text:p>161710245041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5" calcext:value-type="float">
            <text:p>74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6sBkeK4yGHNJcGD8p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0571" calcext:value-type="float">
            <text:p>1617102450571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9" calcext:value-type="float">
            <text:p>74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lMHxr0iIekIosUB2lP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0696" calcext:value-type="float">
            <text:p>161710245069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3" calcext:value-type="float">
            <text:p>74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BEKv2654v4JAMlJAFV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0826" calcext:value-type="float">
            <text:p>1617102450826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0999" calcext:value-type="float">
            <text:p>1617102450999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4" calcext:value-type="float">
            <text:p>139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3nL2KdFURHiBRTDNufY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1101" calcext:value-type="float">
            <text:p>1617102451101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gtQ8AGHwUKcIUbdQpl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1249" calcext:value-type="float">
            <text:p>1617102451249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MYzrmwprGsRWxDGBQT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1373" calcext:value-type="float">
            <text:p>1617102451373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1" calcext:value-type="float">
            <text:p>139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mdi911l1moViZRElhg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1475" calcext:value-type="float">
            <text:p>1617102451475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2" calcext:value-type="float">
            <text:p>74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VguiYxJNUES5CewNvb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1616" calcext:value-type="float">
            <text:p>1617102451616</text:p>
          </table:table-cell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MYzrmwprGsRWxDGBQT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1701" calcext:value-type="float">
            <text:p>1617102451701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6" calcext:value-type="float">
            <text:p>74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KshCE7JTtGOz4ue3mZ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1829" calcext:value-type="float">
            <text:p>1617102451829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1" calcext:value-type="float">
            <text:p>14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jbPijIPY4VagAetzx8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1929" calcext:value-type="float">
            <text:p>161710245192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7" calcext:value-type="float">
            <text:p>37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Mbe1xEg07DUVjB4qQy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2044" calcext:value-type="float">
            <text:p>1617102452044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pgqhCSU9S324w85SUj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2160" calcext:value-type="float">
            <text:p>1617102452160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2326" calcext:value-type="float">
            <text:p>161710245232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43" calcext:value-type="float">
            <text:p>370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B48rR8V2PrSu62STqgo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2481" calcext:value-type="float">
            <text:p>1617102452481</text:p>
          </table:table-cell>
          <table:table-cell office:value-type="float" office:value="69" calcext:value-type="float">
            <text:p>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7" calcext:value-type="float">
            <text:p>37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Mbe1xEg07DUVjB4qQy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2584" calcext:value-type="float">
            <text:p>1617102452584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KB5KUgpAwncZD62eb8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2707" calcext:value-type="float">
            <text:p>1617102452707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5" calcext:value-type="float">
            <text:p>14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lSC2gYf35c9lgoLRad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2824" calcext:value-type="float">
            <text:p>1617102452824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9" calcext:value-type="float">
            <text:p>13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eYtODOetmCPWMqi2ze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2935" calcext:value-type="float">
            <text:p>1617102452935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5" calcext:value-type="float">
            <text:p>74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6sBkeK4yGHNJcGD8p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3090" calcext:value-type="float">
            <text:p>1617102453090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43" calcext:value-type="float">
            <text:p>370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B48rR8V2PrSu62STqgo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3200" calcext:value-type="float">
            <text:p>1617102453200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5" calcext:value-type="float">
            <text:p>1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C7n9rmF8O9PBNgLZfd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3328" calcext:value-type="float">
            <text:p>1617102453328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8" calcext:value-type="float">
            <text:p>36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GCQxmzp9Oy5oCz0OS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3441" calcext:value-type="float">
            <text:p>1617102453441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3" calcext:value-type="float">
            <text:p>14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X94nrDvvTRlep9h9NW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3537" calcext:value-type="float">
            <text:p>1617102453537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3704" calcext:value-type="float">
            <text:p>1617102453704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qP1KzHGaueFr1VgSCq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3814" calcext:value-type="float">
            <text:p>1617102453814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5" calcext:value-type="float">
            <text:p>14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lSC2gYf35c9lgoLRad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3936" calcext:value-type="float">
            <text:p>1617102453936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nQYzZsvBb2FbNb1Mbw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036" calcext:value-type="float">
            <text:p>1617102454036</text:p>
          </table:table-cell>
          <table:table-cell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nRCZvt3C51O5PEG3Zh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148" calcext:value-type="float">
            <text:p>1617102454148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MYzrmwprGsRWxDGBQT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264" calcext:value-type="float">
            <text:p>1617102454264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qP1KzHGaueFr1VgSCq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345" calcext:value-type="float">
            <text:p>1617102454345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9q2ViRd1xtafifni4i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445" calcext:value-type="float">
            <text:p>1617102454445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4" calcext:value-type="float">
            <text:p>37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F0bftpfjUwnyEBruIS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582" calcext:value-type="float">
            <text:p>1617102454582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4" calcext:value-type="float">
            <text:p>138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kiRHAbTXExI0rWtsEc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693" calcext:value-type="float">
            <text:p>161710245469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8" calcext:value-type="float">
            <text:p>370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8SbU86KgeD5QB3eMb8b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806" calcext:value-type="float">
            <text:p>1617102454806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951" calcext:value-type="float">
            <text:p>1617102454951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nRCZvt3C51O5PEG3Zh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052" calcext:value-type="float">
            <text:p>1617102455052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3" calcext:value-type="float">
            <text:p>13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OEgctn7u04eMkHiRCU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159" calcext:value-type="float">
            <text:p>1617102455159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MYzrmwprGsRWxDGBQT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275" calcext:value-type="float">
            <text:p>1617102455275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44" calcext:value-type="float">
            <text:p>37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PQaACP20zXVESit5gz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423" calcext:value-type="float">
            <text:p>1617102455423</text:p>
          </table:table-cell>
          <table:table-cell office:value-type="float" office:value="67" calcext:value-type="float">
            <text:p>6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gtQ8AGHwUKcIUbdQpl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523" calcext:value-type="float">
            <text:p>161710245552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pgqhCSU9S324w85SUj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639" calcext:value-type="float">
            <text:p>161710245563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5" calcext:value-type="float">
            <text:p>14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lSC2gYf35c9lgoLRad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756" calcext:value-type="float">
            <text:p>1617102455756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5" calcext:value-type="float">
            <text:p>138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GMOk57zK9QzXHVHO6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860" calcext:value-type="float">
            <text:p>1617102455860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MYzrmwprGsRWxDGBQT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986" calcext:value-type="float">
            <text:p>1617102455986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44" calcext:value-type="float">
            <text:p>37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PQaACP20zXVESit5gz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6103" calcext:value-type="float">
            <text:p>1617102456103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6257" calcext:value-type="float">
            <text:p>1617102456257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9" calcext:value-type="float">
            <text:p>74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lMHxr0iIekIosUB2lP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6412" calcext:value-type="float">
            <text:p>1617102456412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8" calcext:value-type="float">
            <text:p>36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GCQxmzp9Oy5oCz0OS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6531" calcext:value-type="float">
            <text:p>1617102456531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nQYzZsvBb2FbNb1Mbw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6628" calcext:value-type="float">
            <text:p>1617102456628</text:p>
          </table:table-cell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5" calcext:value-type="float">
            <text:p>36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2NLQslVpiL3VwFR4MN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6738" calcext:value-type="float">
            <text:p>1617102456738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6" calcext:value-type="float">
            <text:p>74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KshCE7JTtGOz4ue3mZ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6869" calcext:value-type="float">
            <text:p>1617102456869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hmWTnYRlgrz5rruH8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6994" calcext:value-type="float">
            <text:p>161710245699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4" calcext:value-type="float">
            <text:p>37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F0bftpfjUwnyEBruIS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7119" calcext:value-type="float">
            <text:p>1617102457119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MYzrmwprGsRWxDGBQT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7220" calcext:value-type="float">
            <text:p>1617102457220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9q2ViRd1xtafifni4i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7311" calcext:value-type="float">
            <text:p>1617102457311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qP1KzHGaueFr1VgSCq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7399" calcext:value-type="float">
            <text:p>1617102457399</text:p>
          </table:table-cell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7561" calcext:value-type="float">
            <text:p>1617102457561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PpB5lpBT2NyquREjE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7723" calcext:value-type="float">
            <text:p>1617102457723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6" calcext:value-type="float">
            <text:p>74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LmVckYHX7Wv3I9N8oE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7824" calcext:value-type="float">
            <text:p>1617102457824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nQYzZsvBb2FbNb1Mbw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7942" calcext:value-type="float">
            <text:p>1617102457942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2" calcext:value-type="float">
            <text:p>74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VguiYxJNUES5CewNvb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8099" calcext:value-type="float">
            <text:p>1617102458099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7" calcext:value-type="float">
            <text:p>741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P72BKpuCJMi3drGBxe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8244" calcext:value-type="float">
            <text:p>1617102458244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4" calcext:value-type="float">
            <text:p>37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F0bftpfjUwnyEBruIS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8383" calcext:value-type="float">
            <text:p>1617102458383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4" calcext:value-type="float">
            <text:p>14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O545gR4JjeeWrnjc1u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8483" calcext:value-type="float">
            <text:p>1617102458483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85" calcext:value-type="float">
            <text:p>74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Sy7NBEDYrAhOzXU0ZO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8634" calcext:value-type="float">
            <text:p>161710245863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7" calcext:value-type="float">
            <text:p>741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P72BKpuCJMi3drGBxe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8746" calcext:value-type="float">
            <text:p>161710245874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5" calcext:value-type="float">
            <text:p>74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6sBkeK4yGHNJcGD8p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8866" calcext:value-type="float">
            <text:p>1617102458866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032" calcext:value-type="float">
            <text:p>1617102459032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1" calcext:value-type="float">
            <text:p>14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jbPijIPY4VagAetzx8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135" calcext:value-type="float">
            <text:p>1617102459135</text:p>
          </table:table-cell>
          <table:table-cell office:value-type="float" office:value="56" calcext:value-type="float">
            <text:p>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1" calcext:value-type="float">
            <text:p>14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jbPijIPY4VagAetzx8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226" calcext:value-type="float">
            <text:p>1617102459226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5" calcext:value-type="float">
            <text:p>36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9XYlrKiT8Gz6Q6GRACx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362" calcext:value-type="float">
            <text:p>1617102459362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0" calcext:value-type="float">
            <text:p>7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clJ0uqDxMaqBnX2nkY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513" calcext:value-type="float">
            <text:p>1617102459513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qP1KzHGaueFr1VgSCq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611" calcext:value-type="float">
            <text:p>1617102459611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PpB5lpBT2NyquREjE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740" calcext:value-type="float">
            <text:p>1617102459740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MYzrmwprGsRWxDGBQT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834" calcext:value-type="float">
            <text:p>1617102459834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9" calcext:value-type="float">
            <text:p>13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eL1r3TXMMzhcOL8BZX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928" calcext:value-type="float">
            <text:p>1617102459928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1" calcext:value-type="float">
            <text:p>14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jbPijIPY4VagAetzx8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0045" calcext:value-type="float">
            <text:p>1617102460045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9q2ViRd1xtafifni4i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0171" calcext:value-type="float">
            <text:p>1617102460171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0335" calcext:value-type="float">
            <text:p>1617102460335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2" calcext:value-type="float">
            <text:p>74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VguiYxJNUES5CewNvb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0480" calcext:value-type="float">
            <text:p>1617102460480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85" calcext:value-type="float">
            <text:p>74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Sy7NBEDYrAhOzXU0ZO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0626" calcext:value-type="float">
            <text:p>1617102460626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4" calcext:value-type="float">
            <text:p>74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r1SAqRVyXlxgvs2sxR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0726" calcext:value-type="float">
            <text:p>1617102460726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0" calcext:value-type="float">
            <text:p>7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clJ0uqDxMaqBnX2nkY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0825" calcext:value-type="float">
            <text:p>1617102460825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85" calcext:value-type="float">
            <text:p>74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Sy7NBEDYrAhOzXU0ZO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0910" calcext:value-type="float">
            <text:p>1617102460910</text:p>
          </table:table-cell>
          <table:table-cell office:value-type="float" office:value="62" calcext:value-type="float">
            <text:p>6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PpB5lpBT2NyquREjE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1015" calcext:value-type="float">
            <text:p>1617102461015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5" calcext:value-type="float">
            <text:p>1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C7n9rmF8O9PBNgLZfd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1133" calcext:value-type="float">
            <text:p>1617102461133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8" calcext:value-type="float">
            <text:p>36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GCQxmzp9Oy5oCz0OS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1300" calcext:value-type="float">
            <text:p>1617102461300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4" calcext:value-type="float">
            <text:p>37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F0bftpfjUwnyEBruIS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1420" calcext:value-type="float">
            <text:p>161710246142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1533" calcext:value-type="float">
            <text:p>1617102461533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1704" calcext:value-type="float">
            <text:p>1617102461704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8" calcext:value-type="float">
            <text:p>36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GCQxmzp9Oy5oCz0OS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1843" calcext:value-type="float">
            <text:p>1617102461843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9" calcext:value-type="float">
            <text:p>74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U77NyaXizXOef0lXzc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1989" calcext:value-type="float">
            <text:p>1617102461989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2" calcext:value-type="float">
            <text:p>74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VguiYxJNUES5CewNvb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2122" calcext:value-type="float">
            <text:p>1617102462122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9q2ViRd1xtafifni4i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2236" calcext:value-type="float">
            <text:p>1617102462236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6" calcext:value-type="float">
            <text:p>74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LmVckYHX7Wv3I9N8oE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2365" calcext:value-type="float">
            <text:p>1617102462365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2469" calcext:value-type="float">
            <text:p>1617102462469</text:p>
          </table:table-cell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7" calcext:value-type="float">
            <text:p>37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Mbe1xEg07DUVjB4qQy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2586" calcext:value-type="float">
            <text:p>1617102462586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4" calcext:value-type="float">
            <text:p>14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O545gR4JjeeWrnjc1u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2677" calcext:value-type="float">
            <text:p>1617102462677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4" calcext:value-type="float">
            <text:p>138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kiRHAbTXExI0rWtsEc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2769" calcext:value-type="float">
            <text:p>1617102462769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6" calcext:value-type="float">
            <text:p>74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KshCE7JTtGOz4ue3mZ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2911" calcext:value-type="float">
            <text:p>1617102462911</text:p>
          </table:table-cell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3068" calcext:value-type="float">
            <text:p>1617102463068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9" calcext:value-type="float">
            <text:p>74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lMHxr0iIekIosUB2lP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3204" calcext:value-type="float">
            <text:p>1617102463204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19" calcext:value-type="float">
            <text:p>37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gYwLiQyZ2taMFAjWzZ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3329" calcext:value-type="float">
            <text:p>1617102463329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4" calcext:value-type="float">
            <text:p>14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O545gR4JjeeWrnjc1u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3439" calcext:value-type="float">
            <text:p>1617102463439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6" calcext:value-type="float">
            <text:p>74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Bj6IkpffjcAP0OmBKDm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3581" calcext:value-type="float">
            <text:p>1617102463581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4" calcext:value-type="float">
            <text:p>74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r1SAqRVyXlxgvs2sxR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3716" calcext:value-type="float">
            <text:p>1617102463716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7" calcext:value-type="float">
            <text:p>37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Mbe1xEg07DUVjB4qQy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3848" calcext:value-type="float">
            <text:p>1617102463848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43" calcext:value-type="float">
            <text:p>370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B48rR8V2PrSu62STqgo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3946" calcext:value-type="float">
            <text:p>1617102463946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19" calcext:value-type="float">
            <text:p>37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gYwLiQyZ2taMFAjWzZ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4042" calcext:value-type="float">
            <text:p>161710246404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7" calcext:value-type="float">
            <text:p>37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Mbe1xEg07DUVjB4qQy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4152" calcext:value-type="float">
            <text:p>161710246415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4271" calcext:value-type="float">
            <text:p>1617102464271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4428" calcext:value-type="float">
            <text:p>1617102464428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gtQ8AGHwUKcIUbdQpl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4570" calcext:value-type="float">
            <text:p>1617102464570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0" calcext:value-type="float">
            <text:p>7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clJ0uqDxMaqBnX2nkY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4714" calcext:value-type="float">
            <text:p>161710246471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44" calcext:value-type="float">
            <text:p>37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PQaACP20zXVESit5gz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4845" calcext:value-type="float">
            <text:p>1617102464845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KB5KUgpAwncZD62eb8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4954" calcext:value-type="float">
            <text:p>1617102464954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hBoHlA1gkS5gyNBtr2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5053" calcext:value-type="float">
            <text:p>1617102465053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8" calcext:value-type="float">
            <text:p>36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GCQxmzp9Oy5oCz0OS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5189" calcext:value-type="float">
            <text:p>1617102465189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pgqhCSU9S324w85SUj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5306" calcext:value-type="float">
            <text:p>1617102465306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13" calcext:value-type="float">
            <text:p>37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ldbZIsQdLRSf5YKn5n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5444" calcext:value-type="float">
            <text:p>1617102465444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3" calcext:value-type="float">
            <text:p>13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OEgctn7u04eMkHiRCU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5564" calcext:value-type="float">
            <text:p>1617102465564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4" calcext:value-type="float">
            <text:p>74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r1SAqRVyXlxgvs2sxR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2:.B220])" office:value-type="float" office:value="85.5114155251142" calcext:value-type="float">
            <text:p>85,5114155251142</text:p>
          </table:table-cell>
          <table:table-cell table:formula="of:=AVERAGE([.C2:.C220])" office:value-type="float" office:value="105.639269406393" calcext:value-type="float">
            <text:p>105,639269406393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30T13:16:22.877558281</dc:date>
    <dc:creator>Bruno Thomas</dc:creator>
    <meta:editing-duration>PT6M50S</meta:editing-duration>
    <meta:editing-cycles>1</meta:editing-cycles>
    <meta:document-statistic meta:table-count="2" meta:cell-count="7281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84cm" svg:height="15.354cm" xlink:href=".." xlink:type="simple" chart:class="chart:bar" chart:style-name="ch1">
        <chart:legend chart:legend-position="end" svg:x="22.109cm" svg:y="7.129cm" style:legend-expansion="high" chart:style-name="ch2"/>
        <chart:plot-area chart:style-name="ch3" table:cell-range-address="'bench-03-vuejs'.B1:'bench-03-vuejs'.C221" chart:data-source-has-labels="row" svg:x="1.484cm" svg:y="0.307cm" svg:width="20.152cm" svg:height="14.74cm">
          <chartooo:coordinate-region svg:x="2.291cm" svg:y="0.428cm" svg:width="19.345cm" svg:height="13.617cm"/>
          <chart:axis chart:dimension="x" chart:name="primary-x" chart:style-name="ch4"/>
          <chart:axis chart:dimension="y" chart:name="primary-y" chart:style-name="ch5">
            <chart:title svg:x="0.451cm" svg:y="7.946cm" chart:style-name="ch6">
              <text:p>ms</text:p>
            </chart:title>
            <chart:grid chart:style-name="ch7" chart:class="major"/>
          </chart:axis>
          <chart:series chart:style-name="ch8" chart:values-cell-range-address="'bench-03-vuejs'.B2:'bench-03-vuejs'.B221" chart:label-cell-address="'bench-03-vuejs'.B1:'bench-03-vuejs'.B1" chart:class="chart:bar">
            <chart:data-point chart:repeated="220"/>
          </chart:series>
          <chart:series chart:style-name="ch9" chart:values-cell-range-address="'bench-03-vuejs'.C2:'bench-03-vuejs'.C221" chart:label-cell-address="'bench-03-vuejs'.C1:'bench-03-vuejs'.C1" chart:class="chart:bar">
            <chart:data-point chart:repeated="2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uejs</text:p>
                <draw:g>
                  <svg:desc>'bench-03-vuejs'.B1:'bench-03-vuejs'.B1</svg:desc>
                </draw:g>
              </table:table-cell>
              <table:table-cell office:value-type="string">
                <text:p>react</text:p>
                <draw:g>
                  <svg:desc>'bench-03-vuejs'.C1:'bench-03-vuej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'bench-03-vuejs'.B2:'bench-03-vuejs'.B221</svg:desc>
                </draw:g>
              </table:table-cell>
              <table:table-cell office:value-type="float" office:value="168">
                <text:p>168</text:p>
                <draw:g>
                  <svg:desc>'bench-03-vuejs'.C2:'bench-03-vuejs'.C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">
                <text:p>7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">
                <text:p>1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">
                <text:p>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">
                <text:p>13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">
                <text:p>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">
                <text:p>7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2">
                <text:p>14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">
                <text:p>9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">
                <text:p>6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">
                <text:p>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">
                <text:p>8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">
                <text:p>8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">
                <text:p>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">
                <text:p>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">
                <text:p>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">
                <text:p>7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">
                <text:p>6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">
                <text:p>8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">
                <text:p>7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">
                <text:p>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">
                <text:p>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">
                <text:p>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0">
                <text:p>1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">
                <text:p>8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">
                <text:p>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">
                <text:p>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9">
                <text:p>1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">
                <text:p>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0">
                <text:p>1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3">
                <text:p>6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">
                <text:p>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">
                <text:p>1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6">
                <text:p>13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">
                <text:p>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4">
                <text:p>1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">
                <text:p>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">
                <text:p>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8">
                <text:p>1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3">
                <text:p>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">
                <text:p>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">
                <text:p>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6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">
                <text:p>6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3">
                <text:p>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8">
                <text:p>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">
                <text:p>13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">
                <text:p>6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4">
                <text:p>8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">
                <text:p>7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">
                <text:p>8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">
                <text:p>6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8">
                <text:p>12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5">
                <text:p>7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7">
                <text:p>8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">
                <text:p>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">
                <text:p>7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1">
                <text:p>8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0">
                <text:p>1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">
                <text:p>7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2">
                <text:p>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">
                <text:p>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7">
                <text:p>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">
                <text:p>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">
                <text:p>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">
                <text:p>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9">
                <text:p>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">
                <text:p>12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6">
                <text:p>7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7">
                <text:p>7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8">
                <text:p>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">
                <text:p>7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">
                <text:p>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2">
                <text:p>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8">
                <text:p>12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">
                <text:p>9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9">
                <text:p>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">
                <text:p>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3">
                <text:p>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6">
                <text:p>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">
                <text:p>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8">
                <text:p>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4">
                <text:p>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">
                <text:p>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">
                <text:p>5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">
                <text:p>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">
                <text:p>6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">
                <text:p>6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2">
                <text:p>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1">
                <text:p>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8">
                <text:p>1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7">
                <text:p>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3">
                <text:p>9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6">
                <text:p>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6">
                <text:p>6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2">
                <text:p>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8">
                <text:p>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">
                <text:p>7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5">
                <text:p>13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5">
                <text:p>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3">
                <text:p>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8">
                <text:p>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3">
                <text:p>6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4">
                <text:p>9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1">
                <text:p>1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">
                <text:p>7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5">
                <text:p>7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4">
                <text:p>8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8">
                <text:p>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3">
                <text:p>12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7">
                <text:p>9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5">
                <text:p>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">
                <text:p>8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">
                <text:p>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8">
                <text:p>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3">
                <text:p>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7">
                <text:p>8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5">
                <text:p>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.5114155251142">
                <text:p>85.5114155251142</text:p>
              </table:table-cell>
              <table:table-cell office:value-type="float" office:value="105.639269406393">
                <text:p>105.639269406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